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8ff19" officeooo:paragraph-rsid="0018ff19"/>
    </style:style>
    <style:style style:name="P2" style:family="paragraph" style:parent-style-name="Standard">
      <style:text-properties officeooo:rsid="0018ff19" officeooo:paragraph-rsid="00192d0f"/>
    </style:style>
    <style:style style:name="P3" style:family="paragraph" style:parent-style-name="Standard">
      <style:text-properties officeooo:paragraph-rsid="0019ee78"/>
    </style:style>
    <style:style style:name="P4" style:family="paragraph" style:parent-style-name="Standard">
      <style:text-properties officeooo:paragraph-rsid="00192d0f"/>
    </style:style>
    <style:style style:name="P5" style:family="paragraph" style:parent-style-name="Standard">
      <style:text-properties officeooo:rsid="0019ee78" officeooo:paragraph-rsid="0019ee78"/>
    </style:style>
    <style:style style:name="T1" style:family="text">
      <style:text-properties officeooo:rsid="00192d0f"/>
    </style:style>
    <style:style style:name="T2" style:family="text">
      <style:text-properties officeooo:rsid="0019ee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gramación Orientada a objetos.</text:p>
      <text:p text:style-name="Standard"/>
      <text:p text:style-name="P1">1. Cree una calculadora en Qt.</text:p>
      <text:p text:style-name="P2">2. Cree una agenda en Qt que permite guardar <text:span text:style-name="T1">los contactos de personas (teléfono, whatapp, email, etc)</text:span></text:p>
      <text:p text:style-name="P3"><text:span text:style-name="T2">3. Modifique la agenda para que permita guardar actividades a realizar en una fecha y hora determinada y con una duración. </text:span></text:p>
      <text:p text:style-name="P4"><text:span text:style-name="T1">4. Cree el juego piedra, papel o tijera con Qt.</text:span></text:p>
      <text:p text:style-name="P5">5. Desarrolle un cronometro.</text:p>
      <text:p text:style-name="P5">6. Desarrolle un reloj despertador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31T23:49:24.949652248</meta:creation-date>
    <meta:generator>LibreOffice/6.3.6.2$Linux_X86_64 LibreOffice_project/30$Build-2</meta:generator>
    <dc:date>2020-06-01T00:29:49.805619770</dc:date>
    <meta:editing-duration>PT9M5S</meta:editing-duration>
    <meta:editing-cycles>1</meta:editing-cycles>
    <meta:document-statistic meta:table-count="0" meta:image-count="0" meta:object-count="0" meta:page-count="1" meta:paragraph-count="7" meta:word-count="67" meta:character-count="399" meta:non-whitespace-character-count="337"/>
  </office:meta>
</office:document-meta>
</file>